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6.58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16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paragraph-properties fo:margin-top="0.4cm" fo:margin-bottom="0cm"/>
    </style:style>
    <style:style style:name="P6" style:family="paragraph">
      <style:paragraph-properties fo:text-align="start"/>
    </style:style>
    <style:style style:name="T1" style:family="text">
      <style:text-properties fo:font-size="36pt"/>
    </style:style>
    <style:style style:name="T2" style:family="text">
      <style:text-properties fo:font-size="28pt"/>
    </style:style>
    <style:style style:name="T3" style:family="text">
      <style:text-properties fo:font-size="26pt"/>
    </style:style>
    <style:style style:name="T4" style:family="text">
      <style:text-properties fo:font-size="21pt"/>
    </style:style>
    <style:style style:name="T5" style:family="text">
      <style:text-properties fo:font-size="32pt" fo:font-weight="bold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Times New Roman" fo:font-size="44pt" style:font-size-asian="44pt" style:font-size-complex="44pt"/>
    </style:style>
    <style:style style:name="T8" style:family="text">
      <style:text-properties style:font-name="Times New Roman" fo:font-size="88pt" fo:font-weight="bold" style:font-size-asian="88pt" style:font-weight-asian="bold" style:font-size-complex="88pt" style:font-weight-complex="bold"/>
    </style:style>
    <style:style style:name="T9" style:family="text">
      <style:text-properties style:font-name="Times New Roman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17.344cm" svg:x="1.4cm" svg:y="0.256cm" presentation:class="title" presentation:user-transformed="true">
          <draw:text-box>
            <text:p><text:span text:style-name="T1">ACT LIKE U BEEN THERE: NBA Records Tracker</text:span><text:span text:style-name="T1"><text:line-break/></text:span><text:span text:style-name="T1">(We Have)</text:span><text:span text:style-name="T2"><text:line-break/></text:span><text:span text:style-name="T2"><text:line-break/></text:span><text:span text:style-name="T3">Developers:</text:span><text:span text:style-name="T3"><text:line-break/></text:span><text:span text:style-name="T3">Julian Marshall</text:span><text:span text:style-name="T3"><text:line-break/></text:span><text:span text:style-name="T3">Ambrose Shokunbi</text:span><text:span text:style-name="T3"><text:line-break/></text:span><text:span text:style-name="T3">Ian Moh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4">Created with Love, Coffee and Redbull</text:span><text:span text:style-name="T2"> </text:span><text:line-break/><text:line-break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Elevator pitc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o you love keeping up with your favorite NBA Basketball team ?</text:p>
              </text:list-item>
              <text:list-item>
                <text:p>With the “Act-LikeU-Been-There” app, you can stay up-to-date with and track all of the stats of your favorite NBA Basketball team, including wins and losses from every season from 1979 until present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pplication Description</text:span></text:p>
                <text:list>
                  <text:list-item>
                    <text:p>Created a dynamic web-responsive application for NBA fans to keep up with an NBA historical win-loss record</text:p>
                  </text:list-item>
                  <text:list-item>
                    <text:p>Tracks regular season performance and post-season performance for all 30 NBA franchises.</text:p>
                  </text:list-item>
                </text:list>
              </text:list-item>
              <text:list-item>
                <text:p><text:span text:style-name="T5">Motivation for Development</text:span></text:p>
                <text:list>
                  <text:list-item>
                    <text:p>Julian’s passion for various sports teams and his profound love for the Steelers.</text:p>
                  </text:list-item>
                  <text:list-item>
                    <text:p><text:s/>Utilizing the knowledge we gained over the last 6 weeks (JavaScript, Web APIs, CSS frameworks).</text:p>
                  </text:list-item>
                  <text:list-item>
                    <text:p>Desire to practice development in a team environment.</text:p>
                  </text:list-item>
                </text:list>
              </text:list-item>
              <text:list-item>
                <text:p><text:span text:style-name="T5">User story</text:span> </text:p>
                <text:list>
                  <text:list-item>
                    <text:p>The app allows users to select and track their favorite NBA Basketball team from a list of 30 teams. The user is asked to select 1 team and any season from 1979 through 2022. Upon selection of a team and year/season, the app will display the team’s logo and stats(wins and losses), for that respective team and season that was select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161cm" svg:x="1.393cm" svg:y="0.379cm" presentation:class="title" presentation:user-transformed="true">
          <draw:text-box>
            <text:p><text:span text:style-name="T6">Process</text:span></text:p>
          </draw:text-box>
        </draw:frame>
        <draw:frame presentation:style-name="pr4" draw:text-style-name="P1" draw:layer="layout" svg:width="26.67cm" svg:height="12.065cm" svg:x="0.635cm" svg:y="2.54cm" presentation:class="outline" presentation:user-transformed="true">
          <draw:text-box>
            <text:list text:style-name="L2">
              <text:list-item>
                <text:p><text:span text:style-name="T7">Technologies used: Github, VsCode, jQuery, Bulma-library, 2 API’s: balldontlie, API-Giphy.</text:span></text:p>
                <text:p text:style-name="P4"><text:span text:style-name="T8">Tasks:</text:span><text:span text:style-name="T7"> </text:span></text:p>
                <text:list>
                  <text:list-item>
                    <text:p text:style-name="P5"><text:span text:style-name="T7">Use Js to dynamically create HTML elements</text:span></text:p>
                  </text:list-item>
                  <text:list-item>
                    <text:p><text:span text:style-name="T7">Create style framework utilizing Bulma.</text:span></text:p>
                  </text:list-item>
                  <text:list-item>
                    <text:p><text:span text:style-name="T7">Create drop-down menus to display option list of team-names and selected season.</text:span></text:p>
                  </text:list-item>
                  <text:list-item>
                    <text:p><text:span text:style-name="T7">Create a submit button and ensure functionality using event listeners.</text:span></text:p>
                  </text:list-item>
                  <text:list-item>
                    <text:p><text:span text:style-name="T7">Create function that generates and displays team logo for selected team when submit button is clicked.</text:span></text:p>
                  </text:list-item>
                  <text:list-item>
                    <text:p><text:span text:style-name="T7">Ensure functionality for correct display values on page when submit button is clicked.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9"/></text:p>
                <text:p text:style-name="P4"><text:span text:style-name="T9">Challenges:</text:span></text:p>
                <text:p text:style-name="P4"/>
                <text:list>
                  <text:list-header>
                    <text:p text:style-name="P6"><text:span text:style-name="T7">- Using a function to find and pull team-name value and ID to display on page as intended in mockup.</text:span></text:p>
                    <text:p text:style-name="P6"><text:span text:style-name="T7">- Ensuring that submit button was correctly programmed to all of the team names in drop-down list.</text:span></text:p>
                    <text:p text:style-name="P6"><text:span text:style-name="T7">- Utilizing API Fetch function to correctly retrieve and implement Gif URL for displaying <text:s/>a team logo that is specific to chosen team-name.</text:span></text:p>
                    <text:p text:style-name="P4"/>
                    <text:p text:style-name="P4"><text:span text:style-name="T9">Successes:</text:span></text:p>
                    <text:p text:style-name="P6"><text:span text:style-name="T7">- We finished the project! </text:span></text:p>
                    <text:p text:style-name="P6"><text:span text:style-name="T7">- We were able to successfully complete all tasks that we had listed in our proposal.</text:span></text:p>
                    <text:p text:style-name="P6"><text:span text:style-name="T7">- We learned how to collaborate as a team.</text:span></text:p>
                  </text:list-header>
                </text:list>
              </text:list-header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en the app first loads, make sure to read instructions.</text:p>
              </text:list-item>
              <text:list-item>
                <text:p>Selecting the NBA team and year that the user wants to search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Future develop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format and functionality design for this app is not limited. The design for this app offers great potential for further development. </text:p>
              </text:list-item>
              <text:list-item>
                <text:p>The next obvious development stage would be using the current design for creating an app that can display multiple sports-teams. </text:p>
              </text:list-item>
              <text:list-item>
                <text:p>Chiron displaying current game scores for the selected team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Link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ink for Deployed Application :</text:p>
              </text:list-item>
              <text:list-item>
                <text:p>Link for Github Repo: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11:11:36.259000000</meta:creation-date>
    <dc:date>2022-04-14T18:15:38.647000000</dc:date>
    <meta:editing-duration>PT3H52M4S</meta:editing-duration>
    <meta:editing-cycles>35</meta:editing-cycles>
    <meta:generator>LibreOffice/7.3.2.2$Windows_X86_64 LibreOffice_project/49f2b1bff42cfccbd8f788c8dc32c1c309559be0</meta:generator>
    <meta:document-statistic meta:object-count="48"/>
  </office:meta>
</office:document-meta>
</file>